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66" draw:textarea-vertical-align="middle"/>
    </style:style>
    <style:style style:name="gr2" style:family="graphic" style:parent-style-name="standard">
      <style:graphic-properties draw:fill-color="#9999ff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66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66ff99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13cm"/>
    </style:style>
    <style:style style:name="gr7" style:family="graphic" style:parent-style-name="standard">
      <style:graphic-properties draw:stroke="none" svg:stroke-color="#000000" draw:fill="none" draw:fill-color="#ffffff" fo:min-height="1.52cm"/>
    </style:style>
    <style:style style:name="gr8" style:family="graphic" style:parent-style-name="standard">
      <style:graphic-properties draw:stroke="none" svg:stroke-color="#000000" draw:fill="none" draw:fill-color="#ffffff" fo:min-height="0.901cm"/>
    </style:style>
    <style:style style:name="gr9" style:family="graphic" style:parent-style-name="standard">
      <style:graphic-properties draw:fill-color="#ff66ff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3cm" svg:height="3.559cm" svg:x="12.714cm" svg:y="5.704cm">
          <text:p text:style-name="P1"><text:span text:style-name="T1">Input</text:span><text:span text:style-name="T2">:</text:span></text:p>
          <text:p text:style-name="P1">Y &amp; Cr values</text:p>
          <text:p text:style-name="P1">of the pixels in the</text:p>
          <text:p text:style-name="P1">bottommost row of</text:p>
          <text:p text:style-name="P1">the image</text:p>
        </draw:rect>
        <draw:rect draw:style-name="gr2" draw:text-style-name="P1" draw:layer="layout" svg:width="9.406cm" svg:height="2.232cm" svg:x="11.19cm" svg:y="10.332cm">
          <text:p text:style-name="P1"><text:span text:style-name="T1">Intensity (Y) Binary Mapping</text:span><text:span text:style-name="T2">:</text:span></text:p>
          <text:p text:style-name="P1">If Y &lt; [A], let its pixel value be 1</text:p>
          <text:p text:style-name="P1">Else 0.</text:p>
        </draw:rect>
        <draw:line draw:style-name="gr3" draw:text-style-name="P1" draw:layer="layout" svg:x1="15.853cm" svg:y1="12.572cm" svg:x2="15.832cm" svg:y2="13.576cm">
          <text:p/>
        </draw:line>
        <draw:custom-shape draw:style-name="gr4" draw:text-style-name="P1" draw:layer="layout" svg:width="14.296cm" svg:height="5.211cm" svg:x="8.695cm" svg:y="13.562cm">
          <text:p text:style-name="P1"><text:span text:style-name="T1">Black wall </text:span></text:p>
          <text:p text:style-name="P1"><text:span text:style-name="T1">detection</text:span><text:span text:style-name="T3">:</text:span></text:p>
          <text:p text:style-name="P1"><text:span text:style-name="T4">Is there a continuous sequence </text:span></text:p>
          <text:p text:style-name="P1"><text:span text:style-name="T4">of 1's exceeding the length of [B]?</text:span></text:p>
          <text:p text:style-name="P1"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rect draw:style-name="gr5" draw:text-style-name="P1" draw:layer="layout" svg:width="4.858cm" svg:height="6.534cm" svg:x="25.11cm" svg:y="12.959cm">
          <text:p text:style-name="P1"><text:span text:style-name="T1">Avoidance </text:span></text:p>
          <text:p text:style-name="P1"><text:span text:style-name="T1">Decision</text:span><text:span text:style-name="T2">:</text:span></text:p>
          <text:p text:style-name="P1"/>
          <text:p text:style-name="P1">If black wall is </text:p>
          <text:p text:style-name="P1">on the left </text:p>
          <text:p text:style-name="P1">→ Turn Right</text:p>
          <text:p text:style-name="P1"/>
          <text:p text:style-name="P1">Otherwise </text:p>
          <text:p text:style-name="P1">→ Turn Left</text:p>
        </draw:rect>
        <draw:line draw:style-name="gr3" draw:text-style-name="P1" draw:layer="layout" svg:x1="22.977cm" svg:y1="16.166cm" svg:x2="25.071cm" svg:y2="16.202cm">
          <text:p/>
        </draw:line>
        <draw:frame draw:style-name="gr6" draw:layer="layout" svg:width="2.097cm" svg:height="0.963cm" svg:x="22.918cm" svg:y="15.142cm">
          <draw:text-box>
            <text:p>YES</text:p>
          </draw:text-box>
        </draw:frame>
        <draw:rect draw:style-name="gr2" draw:text-style-name="P1" draw:layer="layout" svg:width="9.406cm" svg:height="2.211cm" svg:x="10.976cm" svg:y="20.153cm">
          <text:p text:style-name="P1"><text:span text:style-name="T1">Color (Cr) Binary Mapping</text:span><text:span text:style-name="T2">:</text:span></text:p>
          <text:p text:style-name="P1">If Cr &gt; [C], let its pixel value be 1</text:p>
          <text:p text:style-name="P1">Else 0.</text:p>
        </draw:rect>
        <draw:line draw:style-name="gr3" draw:text-style-name="P1" draw:layer="layout" svg:x1="15.754cm" svg:y1="18.883cm" svg:x2="15.765cm" svg:y2="20.031cm">
          <text:p/>
        </draw:line>
        <draw:frame draw:style-name="gr7" draw:layer="layout" svg:width="2.501cm" svg:height="1.77cm" svg:x="16.078cm" svg:y="18.962cm">
          <draw:text-box>
            <text:p>NO</text:p>
          </draw:text-box>
        </draw:frame>
        <draw:custom-shape draw:style-name="gr4" draw:text-style-name="P1" draw:layer="layout" svg:width="15.97cm" svg:height="6.566cm" svg:x="7.667cm" svg:y="23.483cm">
          <text:p text:style-name="P1"><text:span text:style-name="T1">Sideway orange </text:span></text:p>
          <text:p text:style-name="P1"><text:span text:style-name="T1">pole detection:</text:span></text:p>
          <text:p text:style-name="P1"><text:span text:style-name="T4">Is there a continuous sequence </text:span></text:p>
          <text:p text:style-name="P1"><text:span text:style-name="T4">of 1's exceeding the length of [D] </text:span></text:p>
          <text:p text:style-name="P1"><text:span text:style-name="T4">appearing from the left or right end?</text:span></text:p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15.661cm" svg:y1="22.502cm" svg:x2="15.64cm" svg:y2="23.506cm">
          <text:p/>
        </draw:line>
        <draw:line draw:style-name="gr3" draw:text-style-name="P1" draw:layer="layout" svg:x1="23.702cm" svg:y1="26.766cm" svg:x2="25.796cm" svg:y2="26.802cm">
          <text:p/>
        </draw:line>
        <draw:frame draw:style-name="gr6" draw:layer="layout" svg:width="2.097cm" svg:height="0.963cm" svg:x="23.686cm" svg:y="25.94cm">
          <draw:text-box>
            <text:p>YES</text:p>
          </draw:text-box>
        </draw:frame>
        <draw:rect draw:style-name="gr5" draw:text-style-name="P1" draw:layer="layout" svg:width="6.048cm" svg:height="6.706cm" svg:x="25.864cm" svg:y="23.273cm">
          <text:p text:style-name="P1"><text:span text:style-name="T1">Avoidance</text:span></text:p>
          <text:p text:style-name="P1"><text:span text:style-name="T1"><text:s/></text:span><text:span text:style-name="T1">Decision</text:span><text:span text:style-name="T2">:</text:span></text:p>
          <text:p text:style-name="P1"/>
          <text:p text:style-name="P1">If orange pole is </text:p>
          <text:p text:style-name="P1">appearing from left </text:p>
          <text:p text:style-name="P1">→ Turn Right</text:p>
          <text:p text:style-name="P1"/>
          <text:p text:style-name="P1">Otherwise </text:p>
          <text:p text:style-name="P1">→ Turn Left</text:p>
        </draw:rect>
        <draw:line draw:style-name="gr3" draw:text-style-name="P1" draw:layer="layout" svg:x1="15.832cm" svg:y1="9.26cm" svg:x2="15.812cm" svg:y2="10.269cm">
          <text:p/>
        </draw:line>
        <draw:line draw:style-name="gr3" draw:text-style-name="P1" draw:layer="layout" svg:x1="15.667cm" svg:y1="30.071cm" svg:x2="15.678cm" svg:y2="31.219cm">
          <text:p/>
        </draw:line>
        <draw:frame draw:style-name="gr8" draw:layer="layout" svg:width="2.501cm" svg:height="1.151cm" svg:x="15.991cm" svg:y="30.129cm">
          <draw:text-box>
            <text:p>NO</text:p>
          </draw:text-box>
        </draw:frame>
        <draw:custom-shape draw:style-name="gr4" draw:text-style-name="P1" draw:layer="layout" svg:width="14.296cm" svg:height="5.211cm" svg:x="8.481cm" svg:y="31.272cm">
          <text:p text:style-name="P1"><text:span text:style-name="T1">Orange pole </text:span></text:p>
          <text:p text:style-name="P1"><text:span text:style-name="T1">detection</text:span><text:span text:style-name="T3">:</text:span></text:p>
          <text:p text:style-name="P1"><text:span text:style-name="T4">Is there a continuous sequence </text:span></text:p>
          <text:p text:style-name="P1"><text:span text:style-name="T4">of 1's exceeding the length of [E]?</text:span></text:p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22.812cm" svg:y1="33.894cm" svg:x2="24.906cm" svg:y2="33.93cm">
          <text:p/>
        </draw:line>
        <draw:frame draw:style-name="gr6" draw:layer="layout" svg:width="2.097cm" svg:height="0.963cm" svg:x="22.796cm" svg:y="33.068cm">
          <draw:text-box>
            <text:p>YES</text:p>
          </draw:text-box>
        </draw:frame>
        <draw:rect draw:style-name="gr5" draw:text-style-name="P1" draw:layer="layout" svg:width="5.534cm" svg:height="6.951cm" svg:x="24.866cm" svg:y="30.685cm">
          <text:p text:style-name="P1"><text:span text:style-name="T1">Avoidance </text:span></text:p>
          <text:p text:style-name="P1"><text:span text:style-name="T1">Decision</text:span><text:span text:style-name="T2">:</text:span></text:p>
          <text:p text:style-name="P1"/>
          <text:p text:style-name="P1">If orange pole is </text:p>
          <text:p text:style-name="P1">on the left </text:p>
          <text:p text:style-name="P1">→ Turn Right</text:p>
          <text:p text:style-name="P1"/>
          <text:p text:style-name="P1">Otherwise </text:p>
          <text:p text:style-name="P1">→ Turn Left</text:p>
        </draw:rect>
        <draw:line draw:style-name="gr3" draw:text-style-name="P1" draw:layer="layout" svg:x1="15.624cm" svg:y1="36.515cm" svg:x2="15.635cm" svg:y2="37.663cm">
          <text:p/>
        </draw:line>
        <draw:frame draw:style-name="gr8" draw:layer="layout" svg:width="2.501cm" svg:height="1.151cm" svg:x="15.863cm" svg:y="36.487cm">
          <draw:text-box>
            <text:p>NO</text:p>
          </draw:text-box>
        </draw:frame>
        <draw:rect draw:style-name="gr9" draw:text-style-name="P1" draw:layer="layout" svg:width="5.147cm" svg:height="2.272cm" svg:x="12.996cm" svg:y="37.667cm">
          <text:p text:style-name="P1"><text:span text:style-name="T1">Fly Forward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ong Hun Lee</meta:initial-creator>
    <meta:creation-date>2015-04-16T02:31:45.59</meta:creation-date>
    <dc:date>2015-04-16T03:27:05.53</dc:date>
    <dc:creator>Seong Hun Lee</dc:creator>
    <meta:editing-duration>PT15M52S</meta:editing-duration>
    <meta:editing-cycles>2</meta:editing-cycles>
    <meta:generator>OpenOffice/4.1.1$Win32 OpenOffice.org_project/411m6$Build-9775</meta:generator>
    <meta:document-statistic meta:object-count="25"/>
  </office:meta>
</office:document-meta>
</file>